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19.24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44.7mm"/>
    </style:style>
    <style:style style:name="co9" style:family="table-column">
      <style:table-column-properties fo:break-before="auto" style:column-width="42.56mm"/>
    </style:style>
    <style:style style:name="co10" style:family="table-column">
      <style:table-column-properties fo:break-before="auto" style:column-width="43.55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47.1mm"/>
    </style:style>
    <style:style style:name="co13" style:family="table-column">
      <style:table-column-properties fo:break-before="auto" style:column-width="7.99mm"/>
    </style:style>
    <style:style style:name="co14" style:family="table-column">
      <style:table-column-properties fo:break-before="auto" style:column-width="7.73mm"/>
    </style:style>
    <style:style style:name="co15" style:family="table-column">
      <style:table-column-properties fo:break-before="auto" style:column-width="10.72mm"/>
    </style:style>
    <style:style style:name="co16" style:family="table-column">
      <style:table-column-properties fo:break-before="auto" style:column-width="8.87mm"/>
    </style:style>
    <style:style style:name="co17" style:family="table-column">
      <style:table-column-properties fo:break-before="auto" style:column-width="13.46mm"/>
    </style:style>
    <style:style style:name="co18" style:family="table-column">
      <style:table-column-properties fo:break-before="auto" style:column-width="16.32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8.66mm"/>
    </style:style>
    <style:style style:name="co21" style:family="table-column">
      <style:table-column-properties fo:break-before="auto" style:column-width="23.28mm"/>
    </style:style>
    <style:style style:name="co1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44.41mm"/>
    </style:style>
    <style:style style:name="co24" style:family="table-column">
      <style:table-column-properties fo:break-before="auto" style:column-width="65mm"/>
    </style:style>
    <style:style style:name="co25" style:family="table-column">
      <style:table-column-properties fo:break-before="auto" style:column-width="10.9mm"/>
    </style:style>
    <style:style style:name="co26" style:family="table-column">
      <style:table-column-properties fo:break-before="auto" style:column-width="25.77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46.13mm"/>
    </style:style>
    <style:style style:name="co29" style:family="table-column">
      <style:table-column-properties fo:break-before="auto" style:column-width="40.98mm"/>
    </style:style>
    <style:style style:name="co30" style:family="table-column">
      <style:table-column-properties fo:break-before="auto" style:column-width="34.1mm"/>
    </style:style>
    <style:style style:name="co31" style:family="table-column">
      <style:table-column-properties fo:break-before="auto" style:column-width="36.11mm"/>
    </style:style>
    <style:style style:name="co32" style:family="table-column">
      <style:table-column-properties fo:break-before="auto" style:column-width="64.77mm"/>
    </style:style>
    <style:style style:name="co33" style:family="table-column">
      <style:table-column-properties fo:break-before="auto" style:column-width="44.13mm"/>
    </style:style>
    <style:style style:name="co34" style:family="table-column">
      <style:table-column-properties fo:break-before="auto" style:column-width="32.09mm"/>
    </style:style>
    <style:style style:name="ro3" style:family="table-row">
      <style:table-row-properties style:row-height="4.46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#faed56"/>
    </style:style>
    <style:style style:name="ce13" style:family="table-cell" style:parent-style-name="Default">
      <style:table-cell-properties fo:background-color="#dcdcff"/>
      <style:text-properties fo:color="#000000"/>
    </style:style>
    <style:style style:name="ce14" style:family="table-cell" style:parent-style-name="Default">
      <style:table-cell-properties fo:background-color="#faed56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27" style:family="table-cell" style:parent-style-name="Default">
      <style:table-cell-properties fo:background-color="#ffcc99"/>
      <style:text-properties fo:color="#000000"/>
    </style:style>
    <style:style style:name="ce28" style:family="table-cell" style:parent-style-name="Default">
      <style:table-cell-properties fo:background-color="#faed56"/>
    </style:style>
    <style:style style:name="ce29" style:family="table-cell" style:parent-style-name="Default">
      <style:table-cell-properties fo:background-color="#dcdcff"/>
      <style:text-properties fo:color="#000000"/>
    </style:style>
    <style:style style:name="ce30" style:family="table-cell" style:parent-style-name="Default">
      <style:table-cell-properties fo:background-color="#faed56"/>
      <style:text-properties fo:color="#000000"/>
    </style:style>
    <style:style style:name="ce15" style:family="table-cell" style:parent-style-name="Default">
      <style:table-cell-properties fo:background-color="#e6a5e4"/>
    </style:style>
    <style:style style:name="ce16" style:family="table-cell" style:parent-style-name="Default">
      <style:table-cell-properties fo:background-color="#e6a5e4"/>
      <style:text-properties fo:color="#000000"/>
    </style:style>
    <style:style style:name="gr1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8080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9cc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cc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e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6309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83ca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66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e5" draw:textarea-horizontal-align="justify" draw:textarea-vertical-align="middle" draw:auto-grow-height="false" fo:min-height="7.49mm" fo:min-width="4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bd5e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style:paragraph-properties fo:margin-left="0mm" fo:margin-right="0mm" fo:margin-top="0mm" fo:margin-bottom="0mm" fo:line-height="100%" fo:text-align="center" fo:text-indent="0mm"/>
    </style:style>
    <style:style style:name="P2" style:family="paragraph">
      <loext:graphic-properties draw:fill="solid" draw:fill-color="#ff8080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cc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309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3ca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66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bd5e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kflow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4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EXTENDPROFIL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Anakeen\Pu\SmartStructures\WTestExtend</text:p>
          </table:table-cell>
          <table:table-cell table:style-name="ce3" table:number-columns-repeated="254"/>
        </table:table-row>
        <table:table-row table:style-name="ro1" table:number-rows-repeated="3">
          <table:table-cell table:style-name="ce3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WTST_FR_ONE</text:p>
          </table:table-cell>
          <table:table-cell table:style-name="ce5"/>
          <table:table-cell table:style-name="ce5" office:value-type="string" calcext:value-type="string">
            <text:p>One</text:p>
          </table:table-cell>
          <table:table-cell table:style-name="ce5" table:number-columns-repeated="2"/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WTST_TEST1</text:p>
          </table:table-cell>
          <table:table-cell table:style-name="ce4" office:value-type="string" calcext:value-type="string">
            <text:p>WTST_FR_ONE</text:p>
          </table:table-cell>
          <table:table-cell table:style-name="ce4" office:value-type="string" calcext:value-type="string">
            <text:p>Firs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WTST_TEST2</text:p>
          </table:table-cell>
          <table:table-cell table:style-name="ce4" office:value-type="string" calcext:value-type="string">
            <text:p>WTST_FR_ONE</text:p>
          </table:table-cell>
          <table:table-cell table:style-name="ce4" office:value-type="string" calcext:value-type="string">
            <text:p>Tw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 table:number-rows-repeated="5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style-name="ce3" table:number-columns-repeated="25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18">
          <table:table-cell table:style-name="ce3" table:number-columns-repeated="256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40" table:default-cell-style-name="Default"/>
        <table:table-row table:style-name="ro3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WFEXTENDPROFIL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/>
          <table:table-cell table:style-name="ce4"/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3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0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MPT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Rédacteu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[.H11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27" office:value-type="string" calcext:value-type="string">
            <text:p>ATTR</text:p>
          </table:table-cell>
          <table:table-cell table:style-name="ce27" office:value-type="string" calcext:value-type="string">
            <text:p>TST_ARRAY</text:p>
          </table:table-cell>
          <table:table-cell table:style-name="ce27" office:value-type="string" calcext:value-type="string">
            <text:p>TST_FRAME</text:p>
          </table:table-cell>
          <table:table-cell table:style-name="ce27" office:value-type="string" calcext:value-type="string">
            <text:p>Tableau simple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 office:value-type="string" calcext:value-type="string">
            <text:p>array</text:p>
          </table:table-cell>
          <table:table-cell table:style-name="ce27" table:formula="of:=[.H12]+10" office:value-type="float" office:value="50" calcext:value-type="float">
            <text:p>50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N</text:p>
          </table:table-cell>
          <table:table-cell table:style-name="ce27" table:number-columns-repeated="24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TEXT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3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DATE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a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[.H14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PARAM </text:p>
          </table:table-cell>
          <table:table-cell table:style-name="ce5" office:value-type="string" calcext:value-type="string">
            <text:p>TST_F_PARAM</text:p>
          </table:table-cell>
          <table:table-cell table:style-name="ce5"/>
          <table:table-cell table:style-name="ce5" office:value-type="string" calcext:value-type="string">
            <text:p>Paramètr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4" office:value-type="string" calcext:value-type="string">
            <text:p>PARAM </text:p>
          </table:table-cell>
          <table:table-cell table:style-name="ce4" office:value-type="string" calcext:value-type="string">
            <text:p>TST_PARAM</text:p>
          </table:table-cell>
          <table:table-cell table:style-name="ce4" office:value-type="string" calcext:value-type="string">
            <text:p>TST_F_PARAM</text:p>
          </table:table-cell>
          <table:table-cell table:style-name="ce4" office:value-type="string" calcext:value-type="string">
            <text:p>Paramèt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30" office:value-type="string" calcext:value-type="string">
            <text:p>WTST_EXTENDPROFIL</text:p>
          </table:table-cell>
          <table:table-cell table:style-name="ce28" table:number-columns-repeated="2"/>
          <table:table-cell table:style-name="ce28" office:value-type="string" calcext:value-type="string">
            <text:p>ba_title</text:p>
          </table:table-cell>
          <table:table-cell table:style-name="ce28" office:value-type="string" calcext:value-type="string">
            <text:p>dpdoc_famid</text:p>
          </table:table-cell>
          <table:table-cell table:style-name="ce28" table:number-columns-repeated="250"/>
        </table:table-row>
        <table:table-row table:style-name="ro1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WTST_EXTENDPROFIL</text:p>
          </table:table-cell>
          <table:table-cell table:style-name="ce29" office:value-type="string" calcext:value-type="string">
            <text:p>WTST_WEXTPROF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ycle étendu</text:p>
          </table:table-cell>
          <table:table-cell table:style-name="ce29" table:number-columns-repeated="251"/>
        </table:table-row>
        <table:table-row table:style-name="ro1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WTST_EXTENDPROFIL</text:p>
          </table:table-cell>
          <table:table-cell table:style-name="ce29" office:value-type="string" calcext:value-type="string">
            <text:p>WTST_WEXTPROFDYN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cycle étendu dynamique</text:p>
          </table:table-cell>
          <table:table-cell table:style-name="ce29" office:value-type="string" calcext:value-type="string">
            <text:p>TST_WFEXTENDPROFIL</text:p>
          </table:table-cell>
          <table:table-cell table:style-name="ce29" table:number-columns-repeated="250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WFEXTENDPROFIL</text:p>
          </table:table-cell>
          <table:table-cell table:style-name="ce2" office:value-type="string" calcext:value-type="string">
            <text:p>Test Famille 2</text:p>
          </table:table-cell>
          <table:table-cell table:style-name="ce2" table:number-columns-repeated="2"/>
          <table:table-cell table:style-name="ce2" office:value-type="string" calcext:value-type="string">
            <text:p>TST_WFEXTENDPROFILDYN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WID</text:p>
          </table:table-cell>
          <table:table-cell table:style-name="ce4" office:value-type="string" calcext:value-type="string">
            <text:p>WTST_WEXTPROFDYN</text:p>
          </table:table-cell>
          <table:table-cell table:style-name="ce3" table:number-columns-repeated="25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table:number-columns-repeated="4"/>
          <table:table-cell table:style-name="ce2" office:value-type="string" calcext:value-type="string">
            <text:p>TST_WFEXTENDPROFILDYN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WID</text:p>
          </table:table-cell>
          <table:table-cell table:style-name="ce4" office:value-type="string" calcext:value-type="string">
            <text:p>WTST_WEXTPROF</text:p>
          </table:table-cell>
          <table:table-cell table:style-name="ce3" table:number-columns-repeated="25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6">
          <table:table-cell table:style-name="ce3" table:number-columns-repeated="256"/>
        </table:table-row>
        <table:table-row table:style-name="ro1" table:number-rows-repeated="1048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counts" table:style-name="ta1">
        <table:shapes>
          <draw:g draw:z-index="0">
            <draw:custom-shape draw:style-name="gr1" draw:text-style-name="P2" xml:id="id1" draw:id="id1" svg:width="17mm" svg:height="11mm" svg:x="286.17mm" svg:y="147.12mm">
              <text:p text:style-name="P1"><text:span text:style-name="T1">G. </text:span><text:span text:style-name="T1">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2" draw:id="id2" svg:width="17mm" svg:height="11mm" svg:x="268.17mm" svg:y="177.12mm">
              <text:p text:style-name="P1"><text:span text:style-name="T1">G. 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xml:id="id3" draw:id="id3" svg:width="17mm" svg:height="11mm" svg:x="301.17mm" svg:y="172.12mm">
              <text:p text:style-name="P1"><text:span text:style-name="T1">G. </text:span><text:span text:style-name="T1">YELL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lines" svg:x1="294.67mm" svg:y1="158.12mm" svg:x2="276.67mm" svg:y2="177.12mm" draw:start-shape="id1" draw:start-glue-point="2" draw:end-shape="id2" draw:end-glue-point="0" svg:d="M29467 15812v502l-1800 897v501" svg:viewBox="0 0 1801 1901">
              <text:p/>
            </draw:connector>
            <draw:connector draw:style-name="gr4" draw:text-style-name="P5" draw:type="curve" svg:x1="294.67mm" svg:y1="158.12mm" svg:x2="309.67mm" svg:y2="172.12mm" draw:start-shape="id1" draw:start-glue-point="2" draw:end-shape="id3" svg:d="M29467 15812c0 1051 1500 352 1500 1400" svg:viewBox="0 0 1501 1401">
              <text:p/>
            </draw:connector>
            <draw:custom-shape draw:style-name="gr5" draw:text-style-name="P6" xml:id="id7" draw:id="id7" svg:width="19mm" svg:height="15mm" svg:x="261.17mm" svg:y="133.12m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6" draw:text-style-name="P7" xml:id="id6" draw:id="id6" svg:width="19mm" svg:height="15mm" svg:x="314.17mm" svg:y="191.12m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8" xml:id="id5" draw:id="id5" svg:width="19mm" svg:height="15mm" svg:x="352.17mm" svg:y="153.12m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9" xml:id="id4" draw:id="id4" svg:width="14mm" svg:height="14mm" svg:x="286.17mm" svg:y="223.12m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9" draw:id="id9" svg:width="14mm" svg:height="14mm" svg:x="369.17mm" svg:y="222.12mm">
              <text:p text:style-name="P1"><text:span text:style-name="T1">uGree</text:span><text:span text:style-name="T1">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276.67mm" svg:y1="188.12mm" svg:x2="293.17mm" svg:y2="223.12mm" draw:start-shape="id2" draw:start-glue-point="2" draw:end-shape="id4" draw:end-glue-point="0" svg:d="M27667 18812c0 2626 1650 877 1650 3500" svg:viewBox="0 0 1651 3501">
              <text:p/>
            </draw:connector>
            <draw:connector draw:style-name="gr4" draw:text-style-name="P5" draw:type="curve" svg:x1="352.17mm" svg:y1="158.85mm" svg:x2="318.17mm" svg:y2="177.62mm" draw:start-shape="id5" draw:start-glue-point="5" draw:end-shape="id3" draw:end-glue-point="1" svg:d="M35217 15885c-2463 0-763 1877-3400 1877" svg:viewBox="0 0 3401 1878">
              <text:p/>
            </draw:connector>
            <draw:connector draw:style-name="gr4" draw:text-style-name="P5" draw:type="curve" svg:x1="314.17mm" svg:y1="196.85mm" svg:x2="309.67mm" svg:y2="183.12mm" draw:start-shape="id6" draw:start-glue-point="5" draw:end-shape="id3" draw:end-glue-point="2" svg:d="M31417 19685c-300 0-450-457-450-1373" svg:viewBox="0 0 451 1374">
              <text:p/>
            </draw:connector>
            <draw:connector draw:style-name="gr4" draw:text-style-name="P5" draw:type="curve" svg:x1="280.17mm" svg:y1="138.85mm" svg:x2="294.67mm" svg:y2="147.12mm" draw:start-shape="id7" draw:start-glue-point="9" draw:end-shape="id1" draw:end-glue-point="0" svg:d="M28017 13885c967 0 1450 275 1450 827" svg:viewBox="0 0 1451 828">
              <text:p/>
            </draw:connector>
            <draw:connector draw:style-name="gr4" draw:text-style-name="P5" draw:type="curve" svg:x1="323.67mm" svg:y1="206.12mm" svg:x2="300.17mm" svg:y2="230.12mm" draw:start-shape="id6" draw:start-glue-point="7" draw:end-shape="id4" draw:end-glue-point="1" svg:d="M32367 20612c0 1600-783 2400-2350 2400" svg:viewBox="0 0 2351 2401">
              <text:p/>
            </draw:connector>
            <draw:custom-shape draw:style-name="gr9" draw:text-style-name="P10" xml:id="id8" draw:id="id8" svg:width="17mm" svg:height="11mm" svg:x="353.17mm" svg:y="181.12mm">
              <text:p text:style-name="P1"><text:span text:style-name="T1">G. GRE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curve" svg:x1="361.67mm" svg:y1="168.12mm" svg:x2="361.67mm" svg:y2="181.12mm" draw:start-shape="id5" draw:start-glue-point="7" draw:end-shape="id8" draw:end-glue-point="0" svg:d="M36167 16812v1300" svg:viewBox="0 0 1 1301">
              <text:p/>
            </draw:connector>
            <draw:connector draw:style-name="gr4" draw:text-style-name="P5" draw:type="curve" svg:x1="333.17mm" svg:y1="196.85mm" svg:x2="353.17mm" svg:y2="186.62mm" draw:start-shape="id6" draw:start-glue-point="9" draw:end-shape="id8" draw:end-glue-point="3" svg:d="M33317 19685c1501 0 502-1023 2000-1023" svg:viewBox="0 0 2001 1024">
              <text:p/>
            </draw:connector>
            <draw:connector draw:style-name="gr4" draw:text-style-name="P5" draw:type="curve" svg:x1="361.67mm" svg:y1="192.12mm" svg:x2="376.17mm" svg:y2="222.12mm" draw:start-shape="id8" draw:start-glue-point="2" draw:end-shape="id9" svg:d="M36167 19212c0 2251 1450 752 1450 3000" svg:viewBox="0 0 1451 3001">
              <text:p/>
            </draw:connector>
            <draw:connector draw:style-name="gr4" draw:text-style-name="P5" draw:type="curve" svg:x1="323.67mm" svg:y1="206.12mm" svg:x2="369.17mm" svg:y2="229.12mm" draw:start-shape="id6" draw:start-glue-point="7" draw:end-shape="id9" draw:end-glue-point="3" svg:d="M32367 20612c0 1534 1516 2300 4550 2300" svg:viewBox="0 0 4551 2301">
              <text:p/>
            </draw:connector>
            <draw:connector draw:style-name="gr4" draw:text-style-name="P5" draw:type="curve" svg:x1="371.17mm" svg:y1="158.85mm" svg:x2="383.17mm" svg:y2="229.12mm" draw:start-shape="id5" draw:start-glue-point="9" draw:end-shape="id9" draw:end-glue-point="1" svg:d="M37117 15885c2553 0 1953 7027 1200 7027" svg:viewBox="0 0 1851 7028">
              <text:p/>
            </draw:connector>
            <draw:custom-shape draw:style-name="gr8" draw:text-style-name="P9" xml:id="id11" draw:id="id11" svg:width="14mm" svg:height="14mm" svg:x="373.17mm" svg:y="244.12m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2" draw:id="id12" svg:width="14mm" svg:height="14mm" svg:x="338.17mm" svg:y="210.12m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0" draw:id="id10" svg:width="14mm" svg:height="14mm" svg:x="402.17mm" svg:y="143.12mm">
              <text:p text:style-name="P1"><text:span text:style-name="T1">uR</text:span></text:p>
              <text:p text:style-name="P1"><text:span text:style-name="T1">yello</text:span><text:span text:style-name="T1">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361.67mm" svg:y1="153.12mm" svg:x2="409.17mm" svg:y2="143.12mm" draw:start-shape="id5" draw:start-glue-point="4" draw:end-shape="id10" draw:end-glue-point="0" svg:d="M36167 15312c0-2251 4750-1751 4750-1000" svg:viewBox="0 0 4751 1635">
              <text:p/>
            </draw:connector>
            <draw:connector draw:style-name="gr4" draw:text-style-name="P5" draw:type="curve" svg:x1="323.67mm" svg:y1="206.12mm" svg:x2="373.17mm" svg:y2="251.12mm" draw:start-shape="id6" draw:start-glue-point="7" draw:end-shape="id11" draw:end-glue-point="3" svg:d="M32367 20612c0 3000 1650 4500 4950 4500" svg:viewBox="0 0 4951 4501">
              <text:p/>
            </draw:connector>
            <draw:connector draw:style-name="gr4" draw:text-style-name="P5" draw:type="curve" svg:x1="371.17mm" svg:y1="158.85mm" svg:x2="387.17mm" svg:y2="251.12mm" draw:start-shape="id5" draw:start-glue-point="9" draw:end-shape="id11" draw:end-glue-point="1" svg:d="M37117 15885c3153 0 2353 9227 1600 9227" svg:viewBox="0 0 2282 9228">
              <text:p/>
            </draw:connector>
            <draw:connector draw:style-name="gr4" draw:text-style-name="P5" draw:type="curve" svg:x1="361.67mm" svg:y1="192.12mm" svg:x2="345.17mm" svg:y2="210.12mm" draw:start-shape="id8" draw:start-glue-point="2" draw:end-shape="id12" draw:end-glue-point="0" svg:d="M36167 19212c0 1351-1650 452-1650 1800" svg:viewBox="0 0 1651 1801">
              <text:p/>
            </draw:connector>
          </draw:g>
        </table:shapes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number-columns-repeated="2" table:default-cell-style-name="Default"/>
        <table:table-column table:style-name="co34" table:default-cell-style-name="Default"/>
        <table:table-column table:style-name="co27" table:number-columns-repeated="245" table:default-cell-style-name="Default"/>
        <table:table-row table:style-name="ro1">
          <table:table-cell table:style-name="ce3" office:value-type="string" calcext:value-type="string">
            <text:p>//FAM</text:p>
          </table:table-cell>
          <table:table-cell table:style-name="ce3" office:value-type="string" calcext:value-type="string">
            <text:p>Role(ROLE)</text:p>
          </table:table-cell>
          <table:table-cell table:style-name="ce3" office:value-type="string" calcext:value-type="string">
            <text:p>&lt;specid&gt;</text:p>
          </table:table-cell>
          <table:table-cell table:style-name="ce3" office:value-type="string" calcext:value-type="string">
            <text:p>&lt;fldid&gt;</text:p>
          </table:table-cell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Libellé</text:p>
          </table:table-cell>
          <table:table-cell table:style-name="ce3" table:number-columns-repeated="250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28" office:value-type="string" calcext:value-type="string">
            <text:p>ROLE</text:p>
          </table:table-cell>
          <table:table-cell table:style-name="ce28" table:number-columns-repeated="2"/>
          <table:table-cell table:style-name="ce28" office:value-type="string" calcext:value-type="string">
            <text:p>role_login</text:p>
          </table:table-cell>
          <table:table-cell table:style-name="ce28" office:value-type="string" calcext:value-type="string">
            <text:p>role_name</text:p>
          </table:table-cell>
          <table:table-cell table:style-name="ce28" table:number-columns-repeated="250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ROLE</text:p>
          </table:table-cell>
          <table:table-cell table:style-name="ce29" office:value-type="string" calcext:value-type="string">
            <text:p>TST_EXTRED</text:p>
          </table:table-cell>
          <table:table-cell table:style-name="ce29"/>
          <table:table-cell table:style-name="ce29" office:value-type="string" calcext:value-type="string">
            <text:p>srred</text:p>
          </table:table-cell>
          <table:table-cell table:style-name="ce29" office:value-type="string" calcext:value-type="string">
            <text:p>Rouge</text:p>
          </table:table-cell>
          <table:table-cell table:style-name="ce29" table:number-columns-repeated="250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ROLE</text:p>
          </table:table-cell>
          <table:table-cell table:style-name="ce29" office:value-type="string" calcext:value-type="string">
            <text:p>TST_EXTBLUE</text:p>
          </table:table-cell>
          <table:table-cell table:style-name="ce29"/>
          <table:table-cell table:style-name="ce29" office:value-type="string" calcext:value-type="string">
            <text:p>srblue</text:p>
          </table:table-cell>
          <table:table-cell table:style-name="ce29" office:value-type="string" calcext:value-type="string">
            <text:p>Bleu</text:p>
          </table:table-cell>
          <table:table-cell table:style-name="ce29" table:number-columns-repeated="250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ROLE</text:p>
          </table:table-cell>
          <table:table-cell table:style-name="ce29" office:value-type="string" calcext:value-type="string">
            <text:p>TST_EXTYELLOW</text:p>
          </table:table-cell>
          <table:table-cell table:style-name="ce29"/>
          <table:table-cell table:style-name="ce29" office:value-type="string" calcext:value-type="string">
            <text:p>sryellow</text:p>
          </table:table-cell>
          <table:table-cell table:style-name="ce29" office:value-type="string" calcext:value-type="string">
            <text:p>Jaune</text:p>
          </table:table-cell>
          <table:table-cell table:style-name="ce29" table:number-columns-repeated="250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3" office:value-type="string" calcext:value-type="string">
            <text:p>//FAM</text:p>
          </table:table-cell>
          <table:table-cell table:style-name="ce3" office:value-type="string" calcext:value-type="string">
            <text:p>groupe intranet(IGROUP)</text:p>
          </table:table-cell>
          <table:table-cell table:style-name="ce3" office:value-type="string" calcext:value-type="string">
            <text:p>&lt;specid&gt;</text:p>
          </table:table-cell>
          <table:table-cell table:style-name="ce3" office:value-type="string" calcext:value-type="string">
            <text:p>&lt;fldid&gt;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login</text:p>
          </table:table-cell>
          <table:table-cell table:style-name="ce3" table:number-columns-repeated="250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28" office:value-type="string" calcext:value-type="string">
            <text:p>IGROUP</text:p>
          </table:table-cell>
          <table:table-cell table:style-name="ce28" table:number-columns-repeated="2"/>
          <table:table-cell table:style-name="ce28" office:value-type="string" calcext:value-type="string">
            <text:p>grp_name</text:p>
          </table:table-cell>
          <table:table-cell table:style-name="ce28" office:value-type="string" calcext:value-type="string">
            <text:p>us_login</text:p>
          </table:table-cell>
          <table:table-cell table:style-name="ce28" office:value-type="string" calcext:value-type="string">
            <text:p>grp_roles</text:p>
          </table:table-cell>
          <table:table-cell table:style-name="ce28" table:number-columns-repeated="249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GROUP</text:p>
          </table:table-cell>
          <table:table-cell table:style-name="ce29" office:value-type="string" calcext:value-type="string">
            <text:p>TST_EXTGRPRED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Les rouges</text:p>
          </table:table-cell>
          <table:table-cell table:style-name="ce29" office:value-type="string" calcext:value-type="string">
            <text:p>sgred</text:p>
          </table:table-cell>
          <table:table-cell table:style-name="ce29" office:value-type="string" calcext:value-type="string">
            <text:p>TST_EXTRED</text:p>
          </table:table-cell>
          <table:table-cell table:style-name="ce29" table:number-columns-repeated="249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GROUP</text:p>
          </table:table-cell>
          <table:table-cell table:style-name="ce29" office:value-type="string" calcext:value-type="string">
            <text:p>TST_EXTGRPGREEN</text:p>
          </table:table-cell>
          <table:table-cell table:style-name="ce29"/>
          <table:table-cell table:style-name="ce29" office:value-type="string" calcext:value-type="string">
            <text:p>Les verts</text:p>
          </table:table-cell>
          <table:table-cell table:style-name="ce29" office:value-type="string" calcext:value-type="string">
            <text:p>sggreen</text:p>
          </table:table-cell>
          <table:table-cell table:style-name="ce29" office:value-type="string" calcext:value-type="string">
            <text:p>TST_EXTBLUE\nTST_EXTYELLOW</text:p>
          </table:table-cell>
          <table:table-cell table:style-name="ce29" table:number-columns-repeated="249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GROUP</text:p>
          </table:table-cell>
          <table:table-cell table:style-name="ce29" office:value-type="string" calcext:value-type="string">
            <text:p>TST_EXTGRPBLUE</text:p>
          </table:table-cell>
          <table:table-cell table:style-name="ce29" office:value-type="string" calcext:value-type="string">
            <text:p>TST_EXTGRPRED</text:p>
          </table:table-cell>
          <table:table-cell table:style-name="ce29" office:value-type="string" calcext:value-type="string">
            <text:p>les bleus</text:p>
          </table:table-cell>
          <table:table-cell table:style-name="ce29" office:value-type="string" calcext:value-type="string">
            <text:p>sgblue</text:p>
          </table:table-cell>
          <table:table-cell table:style-name="ce29" office:value-type="string" calcext:value-type="string">
            <text:p>TST_EXTBLUE</text:p>
          </table:table-cell>
          <table:table-cell table:style-name="ce29" table:number-columns-repeated="249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GROUP</text:p>
          </table:table-cell>
          <table:table-cell table:style-name="ce29" office:value-type="string" calcext:value-type="string">
            <text:p>TST_EXTGRPYELLOW</text:p>
          </table:table-cell>
          <table:table-cell table:style-name="ce29" office:value-type="string" calcext:value-type="string">
            <text:p>TST_EXTGRPRED</text:p>
          </table:table-cell>
          <table:table-cell table:style-name="ce29" office:value-type="string" calcext:value-type="string">
            <text:p>les jaunes</text:p>
          </table:table-cell>
          <table:table-cell table:style-name="ce29" office:value-type="string" calcext:value-type="string">
            <text:p>sgyellow</text:p>
          </table:table-cell>
          <table:table-cell table:style-name="ce29" office:value-type="string" calcext:value-type="string">
            <text:p>TST_EXTYELLOW</text:p>
          </table:table-cell>
          <table:table-cell table:style-name="ce29" table:number-columns-repeated="249"/>
        </table:table-row>
        <table:table-row table:style-name="ro1">
          <table:table-cell table:style-name="ce3" office:value-type="string" calcext:value-type="string">
            <text:p>//FAM</text:p>
          </table:table-cell>
          <table:table-cell table:style-name="ce3" office:value-type="string" calcext:value-type="string">
            <text:p>utilisateur(IUSER)</text:p>
          </table:table-cell>
          <table:table-cell table:style-name="ce3" office:value-type="string" calcext:value-type="string">
            <text:p>&lt;specid&gt;</text:p>
          </table:table-cell>
          <table:table-cell table:style-name="ce3" office:value-type="string" calcext:value-type="string">
            <text:p>&lt;fldid&gt;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mail principal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nouveau mot de passe</text:p>
          </table:table-cell>
          <table:table-cell table:style-name="ce3" office:value-type="string" calcext:value-type="string">
            <text:p>confirmation mot de passe</text:p>
          </table:table-cell>
          <table:table-cell table:style-name="ce3" table:number-columns-repeated="246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28" office:value-type="string" calcext:value-type="string">
            <text:p>IUSER</text:p>
          </table:table-cell>
          <table:table-cell table:style-name="ce28" table:number-columns-repeated="2"/>
          <table:table-cell table:style-name="ce28" office:value-type="string" calcext:value-type="string">
            <text:p>us_lname</text:p>
          </table:table-cell>
          <table:table-cell table:style-name="ce28" office:value-type="string" calcext:value-type="string">
            <text:p>us_fname</text:p>
          </table:table-cell>
          <table:table-cell table:style-name="ce28" office:value-type="string" calcext:value-type="string">
            <text:p>us_extmail</text:p>
          </table:table-cell>
          <table:table-cell table:style-name="ce28" office:value-type="string" calcext:value-type="string">
            <text:p>us_login</text:p>
          </table:table-cell>
          <table:table-cell table:style-name="ce28" office:value-type="string" calcext:value-type="string">
            <text:p>us_passwd1</text:p>
          </table:table-cell>
          <table:table-cell table:style-name="ce28" office:value-type="string" calcext:value-type="string">
            <text:p>us_passwd2</text:p>
          </table:table-cell>
          <table:table-cell table:style-name="ce28" office:value-type="string" calcext:value-type="string">
            <text:p>us_roles</text:p>
          </table:table-cell>
          <table:table-cell table:style-name="ce28" table:number-columns-repeated="245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USER</text:p>
          </table:table-cell>
          <table:table-cell table:style-name="ce29" office:value-type="string" calcext:value-type="string">
            <text:p>TST_EXTUSERJOHN</text:p>
          </table:table-cell>
          <table:table-cell table:style-name="ce29" office:value-type="string" calcext:value-type="string">
            <text:p>TST_EXTGRPBLUE</text:p>
          </table:table-cell>
          <table:table-cell table:style-name="ce29" office:value-type="string" calcext:value-type="string">
            <text:p>Bleu</text:p>
          </table:table-cell>
          <table:table-cell table:style-name="ce29" office:value-type="string" calcext:value-type="string">
            <text:p>John</text:p>
          </table:table-cell>
          <table:table-cell table:style-name="ce29" office:value-type="string" calcext:value-type="string">
            <text:p>blue@anakeen.com</text:p>
          </table:table-cell>
          <table:table-cell table:style-name="ce29" office:value-type="string" calcext:value-type="string">
            <text:p>sublue</text:p>
          </table:table-cell>
          <table:table-cell table:number-columns-repeated="2" table:style-name="ce29" office:value-type="string" calcext:value-type="string">
            <text:p>anakeen</text:p>
          </table:table-cell>
          <table:table-cell table:style-name="ce29" office:value-type="string" calcext:value-type="string">
            <text:p>TST_EXTBLUE</text:p>
          </table:table-cell>
          <table:table-cell table:style-name="ce29" table:number-columns-repeated="245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USER</text:p>
          </table:table-cell>
          <table:table-cell table:style-name="ce29" office:value-type="string" calcext:value-type="string">
            <text:p>TST_EXTUSERJANE</text:p>
          </table:table-cell>
          <table:table-cell table:style-name="ce29" office:value-type="string" calcext:value-type="string">
            <text:p>TST_EXTGRPGREEN</text:p>
          </table:table-cell>
          <table:table-cell table:style-name="ce29" office:value-type="string" calcext:value-type="string">
            <text:p>Vert</text:p>
          </table:table-cell>
          <table:table-cell table:style-name="ce29" office:value-type="string" calcext:value-type="string">
            <text:p>Jane</text:p>
          </table:table-cell>
          <table:table-cell table:style-name="ce29" office:value-type="string" calcext:value-type="string">
            <text:p>green@anakeen.com</text:p>
          </table:table-cell>
          <table:table-cell table:style-name="ce29" office:value-type="string" calcext:value-type="string">
            <text:p>sugreen</text:p>
          </table:table-cell>
          <table:table-cell table:number-columns-repeated="2" table:style-name="ce29" office:value-type="string" calcext:value-type="string">
            <text:p>anakeen</text:p>
          </table:table-cell>
          <table:table-cell table:style-name="ce29" office:value-type="string" calcext:value-type="string">
            <text:p>TST_EXTBLUE\nTST_EXTYELLOW</text:p>
          </table:table-cell>
          <table:table-cell table:style-name="ce29" table:number-columns-repeated="245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USER</text:p>
          </table:table-cell>
          <table:table-cell table:style-name="ce29" office:value-type="string" calcext:value-type="string">
            <text:p>TST_EXTUSERRGREEN</text:p>
          </table:table-cell>
          <table:table-cell table:style-name="ce29"/>
          <table:table-cell table:style-name="ce29" office:value-type="string" calcext:value-type="string">
            <text:p>Blue-Yellow</text:p>
          </table:table-cell>
          <table:table-cell table:style-name="ce29" office:value-type="string" calcext:value-type="string">
            <text:p>John</text:p>
          </table:table-cell>
          <table:table-cell table:style-name="ce29" office:value-type="string" calcext:value-type="string">
            <text:p>green@role.org</text:p>
          </table:table-cell>
          <table:table-cell table:style-name="ce29" office:value-type="string" calcext:value-type="string">
            <text:p>surgreen</text:p>
          </table:table-cell>
          <table:table-cell table:number-columns-repeated="2" table:style-name="ce29" office:value-type="string" calcext:value-type="string">
            <text:p>anakeen</text:p>
          </table:table-cell>
          <table:table-cell table:style-name="ce29" office:value-type="string" calcext:value-type="string">
            <text:p>TST_EXTBLUE\nTST_EXTYELLOW</text:p>
          </table:table-cell>
          <table:table-cell table:style-name="ce29" table:number-columns-repeated="245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USER</text:p>
          </table:table-cell>
          <table:table-cell table:style-name="ce29" office:value-type="string" calcext:value-type="string">
            <text:p>TST_EXTUSERYELLOW</text:p>
          </table:table-cell>
          <table:table-cell table:style-name="ce29"/>
          <table:table-cell table:style-name="ce29" office:value-type="string" calcext:value-type="string">
            <text:p>Jaune</text:p>
          </table:table-cell>
          <table:table-cell table:style-name="ce29" office:value-type="string" calcext:value-type="string">
            <text:p>Jane</text:p>
          </table:table-cell>
          <table:table-cell table:style-name="ce29" office:value-type="string" calcext:value-type="string">
            <text:p>yellow@role.org</text:p>
          </table:table-cell>
          <table:table-cell table:style-name="ce29" office:value-type="string" calcext:value-type="string">
            <text:p>suryellow</text:p>
          </table:table-cell>
          <table:table-cell table:number-columns-repeated="2" table:style-name="ce29" office:value-type="string" calcext:value-type="string">
            <text:p>anakeen</text:p>
          </table:table-cell>
          <table:table-cell table:style-name="ce29" office:value-type="string" calcext:value-type="string">
            <text:p>TST_EXTYELLOW</text:p>
          </table:table-cell>
          <table:table-cell table:style-name="ce29" table:number-columns-repeated="245"/>
        </table:table-row>
        <table:table-row table:style-name="ro5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IUSER</text:p>
          </table:table-cell>
          <table:table-cell table:style-name="ce29" office:value-type="string" calcext:value-type="string">
            <text:p>TST_EXTUSERGGREEN</text:p>
          </table:table-cell>
          <table:table-cell table:style-name="ce29" office:value-type="string" calcext:value-type="string">
            <text:p>TST_EXTGRPGREEN</text:p>
          </table:table-cell>
          <table:table-cell table:style-name="ce29" office:value-type="string" calcext:value-type="string">
            <text:p>Vert</text:p>
          </table:table-cell>
          <table:table-cell table:style-name="ce29" office:value-type="string" calcext:value-type="string">
            <text:p>John</text:p>
          </table:table-cell>
          <table:table-cell table:style-name="ce29" office:value-type="string" calcext:value-type="string">
            <text:p>green@group.org</text:p>
          </table:table-cell>
          <table:table-cell table:style-name="ce29" office:value-type="string" calcext:value-type="string">
            <text:p>suggreen</text:p>
          </table:table-cell>
          <table:table-cell table:number-columns-repeated="2" table:style-name="ce29" office:value-type="string" calcext:value-type="string">
            <text:p>anakeen</text:p>
          </table:table-cell>
          <table:table-cell table:style-name="ce29" table:number-columns-repeated="246"/>
        </table:table-row>
        <table:table-row table:style-name="ro1">
          <table:table-cell table:style-name="ce4" table:number-columns-repeated="256"/>
        </table:table-row>
        <table:table-row table:style-name="ro1" table:number-rows-repeated="3">
          <table:table-cell table:style-name="ce3" table:number-columns-repeated="25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WTST_WEXTPROF</text:p>
          </table:table-cell>
          <table:table-cell table:style-name="ce15"/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T3=TST_EXTRED</text:p>
          </table:table-cell>
          <table:table-cell table:style-name="ce15" office:value-type="string" calcext:value-type="string">
            <text:p>T4=TST_EXTBLUE</text:p>
          </table:table-cell>
          <table:table-cell table:style-name="ce15" office:value-type="string" calcext:value-type="string">
            <text:p>T35=TST_EXTYELLOW</text:p>
          </table:table-cell>
          <table:table-cell table:style-name="ce15" office:value-type="string" calcext:value-type="string">
            <text:p>T36=TST_EXTGRPRED</text:p>
          </table:table-cell>
          <table:table-cell table:style-name="ce15" office:value-type="string" calcext:value-type="string">
            <text:p>view=TST_EXTBLUE</text:p>
          </table:table-cell>
          <table:table-cell table:style-name="ce15" office:value-type="string" calcext:value-type="string">
            <text:p>T8=TST_EXTRED</text:p>
          </table:table-cell>
          <table:table-cell table:style-name="ce15" office:value-type="string" calcext:value-type="string">
            <text:p>T9=TST_EXTRED</text:p>
          </table:table-cell>
          <table:table-cell table:style-name="ce15" table:number-columns-repeated="245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6" office:value-type="string" calcext:value-type="string">
            <text:p>WTST_WEXTPROFDYN</text:p>
          </table:table-cell>
          <table:table-cell table:style-name="ce15"/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T3=TST_EXTRED</text:p>
          </table:table-cell>
          <table:table-cell table:style-name="ce15" office:value-type="string" calcext:value-type="string">
            <text:p>T4=TST_EXTBLUE</text:p>
          </table:table-cell>
          <table:table-cell table:style-name="ce15" office:value-type="string" calcext:value-type="string">
            <text:p>T35=tst_compte</text:p>
          </table:table-cell>
          <table:table-cell table:style-name="ce15" office:value-type="string" calcext:value-type="string">
            <text:p>T36=tst_compte</text:p>
          </table:table-cell>
          <table:table-cell table:style-name="ce15" office:value-type="string" calcext:value-type="string">
            <text:p>view=tst_compte</text:p>
          </table:table-cell>
          <table:table-cell table:style-name="ce15" office:value-type="string" calcext:value-type="string">
            <text:p>view=TST_EXTBLUE</text:p>
          </table:table-cell>
          <table:table-cell table:style-name="ce15" office:value-type="string" calcext:value-type="string">
            <text:p>T8=TST_EXTRED</text:p>
          </table:table-cell>
          <table:table-cell table:style-name="ce15" office:value-type="string" calcext:value-type="string">
            <text:p>T9=TST_EXTRED</text:p>
          </table:table-cell>
          <table:table-cell table:style-name="ce15" office:value-type="string" calcext:value-type="string">
            <text:p>T30=TST_EXTRED</text:p>
          </table:table-cell>
          <table:table-cell table:style-name="ce15" table:number-columns-repeated="243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30" office:value-type="string" calcext:value-type="string">
            <text:p>TST_WFEXTENDPROFIL</text:p>
          </table:table-cell>
          <table:table-cell table:style-name="ce28" table:number-columns-repeated="2"/>
          <table:table-cell table:style-name="ce28" office:value-type="string" calcext:value-type="string">
            <text:p>tst_title</text:p>
          </table:table-cell>
          <table:table-cell table:style-name="ce28" office:value-type="string" calcext:value-type="string">
            <text:p>tst_compte</text:p>
          </table:table-cell>
          <table:table-cell table:style-name="ce28" table:number-columns-repeated="250"/>
        </table:table-row>
        <table:table-row table:style-name="ro1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TST_WFEXTENDPROFIL</text:p>
          </table:table-cell>
          <table:table-cell table:style-name="ce29" office:value-type="string" calcext:value-type="string">
            <text:p>TST_EXTPRF1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est</text:p>
          </table:table-cell>
          <table:table-cell table:style-name="ce29"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28" office:value-type="string" calcext:value-type="string">
            <text:p>ORDER</text:p>
          </table:table-cell>
          <table:table-cell table:style-name="ce30" office:value-type="string" calcext:value-type="string">
            <text:p>TST_WFEXTENDPROFIL</text:p>
          </table:table-cell>
          <table:table-cell table:style-name="ce28" table:number-columns-repeated="2"/>
          <table:table-cell table:style-name="ce28" office:value-type="string" calcext:value-type="string">
            <text:p>tst_title</text:p>
          </table:table-cell>
          <table:table-cell table:style-name="ce28" office:value-type="string" calcext:value-type="string">
            <text:p>tst_compte</text:p>
          </table:table-cell>
          <table:table-cell table:style-name="ce28" table:number-columns-repeated="250"/>
        </table:table-row>
        <table:table-row table:style-name="ro1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TST_WFEXTENDPROFIL</text:p>
          </table:table-cell>
          <table:table-cell table:style-name="ce29" office:value-type="string" calcext:value-type="string">
            <text:p>TST_EXTPRF2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est</text:p>
          </table:table-cell>
          <table:table-cell table:style-name="ce29" office:value-type="string" calcext:value-type="string">
            <text:p>TST_EXTUSERJOHN</text:p>
          </table:table-cell>
          <table:table-cell table:style-name="ce29" table:number-columns-repeated="250"/>
        </table:table-row>
        <table:table-row table:style-name="ro1">
          <table:table-cell table:style-name="ce29" office:value-type="string" calcext:value-type="string">
            <text:p>DOC</text:p>
          </table:table-cell>
          <table:table-cell table:style-name="ce29" office:value-type="string" calcext:value-type="string">
            <text:p>TST_WFEXTENDPROFIL</text:p>
          </table:table-cell>
          <table:table-cell table:style-name="ce29" office:value-type="string" calcext:value-type="string">
            <text:p>TST_EXTPRF3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est</text:p>
          </table:table-cell>
          <table:table-cell table:style-name="ce29" office:value-type="string" calcext:value-type="string">
            <text:p>TST_EXTUSERYELLOW</text:p>
          </table:table-cell>
          <table:table-cell table:style-name="ce3" table:number-columns-repeated="250"/>
        </table:table-row>
        <table:table-row table:style-name="ro1" table:number-rows-repeated="19">
          <table:table-cell table:style-name="ce3" table:number-columns-repeated="256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2:08:30.33375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2:09:13.783928170</dc:date>
    <dc:creator>Eric Brison</dc:creator>
    <meta:generator>LibreOffice/5.4.5.1$Linux_X86_64 LibreOffice_project/40m0$Build-1</meta:generator>
    <meta:editing-duration>P1DT1H17M24S</meta:editing-duration>
    <meta:editing-cycles>73</meta:editing-cycles>
    <meta:document-statistic meta:table-count="3" meta:cell-count="378" meta:object-count="1"/>
  </office:meta>
</office:document-meta>
</file>